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EDRAZA RIVERA NORIA FIOREL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A MERCED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EDRAZA RIVERA NORIA FIOREL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S COBB:</text:p>
          </table:table-cell>
          <table:table-cell table:style-name="Tabla1.B9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MOLIN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9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0T20:42:27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